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54in"/>
    </style:style>
    <style:style style:name="co2" style:family="table-column">
      <style:table-column-properties fo:break-before="auto" style:column-width="0.6134in"/>
    </style:style>
    <style:style style:name="co3" style:family="table-column">
      <style:table-column-properties fo:break-before="auto" style:column-width="0.5366in"/>
    </style:style>
    <style:style style:name="co4" style:family="table-column">
      <style:table-column-properties fo:break-before="auto" style:column-width="12.05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fo:background-color="transparent"/>
    </style:style>
    <style:style style:name="ce4"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data-style-name="N99"/>
    <style:style style:name="ce6" style:family="table-cell" style:parent-style-name="Default">
      <style:table-cell-properties fo:background-color="#b2b2b2"/>
      <style:text-properties fo:font-weight="bold" style:font-weight-asian="bold" style:font-weight-complex="bold"/>
    </style:style>
    <style:style style:name="ce7" style:family="table-cell" style:parent-style-name="Default">
      <style:table-cell-properties fo:background-color="#999999"/>
      <style:text-properties fo:font-weight="bold" style:font-weight-asian="bold" style:font-weight-complex="bold"/>
    </style:style>
    <style:style style:name="ce8" style:family="table-cell" style:parent-style-name="Default">
      <style:text-properties fo:color="#000000" style:font-name="Arial" fo:font-size="10pt" fo:language="none" fo:country="none" style:font-name-asian="Segoe UI" style:font-size-asian="10pt" style:language-asian="none" style:country-asian="none" style:font-name-complex="Segoe UI" style:font-size-complex="10pt" style:language-complex="none" style:country-complex="none"/>
    </style:style>
    <style:style style:name="ce9" style:family="table-cell" style:parent-style-name="Default">
      <style:table-cell-properties fo:background-color="transparent"/>
      <style:text-properties fo:font-weight="bold" style:font-weight-asian="bold" style:font-weight-complex="bold"/>
    </style:style>
    <style:style style:name="ce10" style:family="table-cell" style:parent-style-name="Default">
      <style:table-cell-properties fo:background-color="#b2b2b2"/>
    </style:style>
    <style:style style:name="ce1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dm</text:p>
          </table:table-cell>
          <table:table-cell table:style-name="ce1" office:value-type="string">
            <text:p>en-us</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6"/>
          <table:table-cell table:style-name="ce6" office:value-type="string">
            <text:p>Items</text:p>
          </table:table-cell>
          <table:table-cell table:style-name="ce6"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table:style-name="ce1" table:number-columns-repeated="1019"/>
          <table:table-cell/>
        </table:table-row>
        <table:table-row table:style-name="ro1">
          <table:table-cell office:value-type="string">
            <text:p>carrot</text:p>
          </table:table-cell>
          <table:table-cell/>
          <table:table-cell office:value-type="string">
            <text:p>item</text:p>
          </table:table-cell>
          <table:table-cell office:value-type="string">
            <text:p>crunchy</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when I visited some relatives in Wisconsin when I was a kid they loved this shit, so, there's that, I guess.</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table:style-name="ce1" table:number-columns-repeated="1019"/>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table:style-name="ce1" table:number-columns-repeated="1019"/>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table:style-name="ce1" table:number-columns-repeated="1019"/>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table:style-name="ce1" table:number-columns-repeated="1019"/>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table:style-name="ce1" table:number-columns-repeated="1019"/>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really tasty really crunchy yum yum in my tum tum holy fuck</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 table:number-columns-repeated="1019"/>
          <table:table-cell/>
        </table:table-row>
        <table:table-row table:style-name="ro1">
          <table:table-cell office:value-type="string">
            <text:p>bellpepper</text:p>
          </table:table-cell>
          <table:table-cell/>
          <table:table-cell office:value-type="string">
            <text:p>item</text:p>
          </table:table-cell>
          <table:table-cell office:value-type="string">
            <text:p>Bell Peppies are gre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 table:number-columns-repeated="1019"/>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ial.</text:p>
          </table:table-cell>
          <table:table-cell table:style-name="ce1" table:number-columns-repeated="1019"/>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man.</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6"/>
          <table:table-cell table:style-name="ce6" office:value-type="string">
            <text:p>Options</text:p>
          </table:table-cell>
          <table:table-cell table:style-name="ce6"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US GAMERS!</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6"/>
          <table:table-cell table:style-name="ce6"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3" office:value-type="string">
            <text:p>intro21</text:p>
          </table:table-cell>
          <table:table-cell table:style-name="ce3"/>
          <table:table-cell table:style-name="ce3" office:value-type="string">
            <text:p>map</text:p>
          </table:table-cell>
          <table:table-cell table:style-name="ce3" office:value-type="string">
            <text:p>Beckett: No? Hmm, I thought you'd be convinced by that amazing sales pitch...</text:p>
          </table:table-cell>
          <table:table-cell table:style-name="ce9" table:number-columns-repeated="1019"/>
          <table:table-cell table:style-name="ce3"/>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6"/>
          <table:table-cell table:style-name="ce6" office:value-type="string">
            <text:p>Area 0: Tutorial</text:p>
          </table:table-cell>
          <table:table-cell table:style-name="ce6" table:number-columns-repeated="1019"/>
          <table:table-cell table:style-name="ce10"/>
        </table:table-row>
        <table:table-row table:style-name="ro1">
          <table:table-cell office:value-type="string">
            <text:p>tut0</text:p>
          </table:table-cell>
          <table:table-cell/>
          <table:table-cell office:value-type="string">
            <text:p>tut</text:p>
          </table:table-cell>
          <table:table-cell office:value-type="string">
            <text:p>Oh shit, it's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Sick. Sick.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 </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dumb son-of-a-fuck doesn't know how just how screwed they are. </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3" office:value-type="string">
            <text:p>tut20</text:p>
          </table:table-cell>
          <table:table-cell table:style-name="ce3"/>
          <table:table-cell table:style-name="ce3" office:value-type="string">
            <text:p>tut</text:p>
          </table:table-cell>
          <table:table-cell table:style-name="ce3" office:value-type="string">
            <text:p>Plant those Beet Seeds! </text:p>
          </table:table-cell>
          <table:table-cell table:style-name="ce9" table:number-columns-repeated="1019"/>
          <table:table-cell table:style-name="ce3"/>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FUCKER!! </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Fucking ZING! Ha ha ha, that shit is hilarious. Fuck that guy. </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Damn. That didn't kill him. </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UTHER MUCKER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dumb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prepared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Whatevs. Come back lat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6"/>
          <table:table-cell table:style-name="ce6" office:value-type="string">
            <text:p>Area 1: Farm</text:p>
          </table:table-cell>
          <table:table-cell table:style-name="ce6"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beep beep you stupid fuck </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hey kid\n i'm a compyoota\n stop all the downloadin' </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yo it's time to die motherufcker </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TODO: give this robot a witty one-liner </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tasty mmm yum</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doing? Fuck off.</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sHit tHis iS yOur fArm? fUc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you can see a large bag of seeds the robot stole from your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You suspect you only have time to grab one of them before it explodes. Which will you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You grab the bag of seeds. Wow, that's a lot of seeds! You can check them out in your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You pry the Season Modulator out of the machine. You can add it to your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your hands are out, the machine collapses in front of you,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It doesn't look like you'll be able to recover anything else from this pile of junk; it's too heavy to move.</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he said he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robot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Area 2: Produce Stand / First Village</text:p>
          </table:table-cell>
          <table:table-cell table:style-name="ce10"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You chuck an egg into the lake.</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motherfucker son of a bitch how fucking dare you eat shit you jackass you don't get ANY eggs. Give me all your eggs you don't deserve them anymore.</text:p>
          </table:table-cell>
          <table:table-cell table:number-columns-repeated="1020"/>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table:number-columns-repeated="1020"/>
        </table:table-row>
        <table:table-row table:style-name="ro1">
          <table:table-cell office:value-type="string">
            <text:p>goodEggTry</text:p>
          </table:table-cell>
          <table:table-cell/>
          <table:table-cell office:value-type="string">
            <text:p>map</text:p>
          </table:table-cell>
          <table:table-cell office:value-type="string">
            <text:p>What a beautiful lake. Pretty fuck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Frothybarf Inn</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Shitblossom Forest</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Fuckster'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 D'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Dave'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Area 2: Produce Stand Cutscene</text:p>
          </table:table-cell>
          <table:table-cell table:style-name="ce10"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He's a cute little guy.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im?</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little guy!</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You got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4" office:value-type="string">
            <text:p>*</text:p>
          </table:table-cell>
          <table:table-cell table:style-name="ce4"/>
          <table:table-cell table:style-name="ce7"/>
          <table:table-cell table:style-name="ce7" office:value-type="string">
            <text:p>Area 3: Forest</text:p>
          </table:table-cell>
          <table:table-cell table:style-name="ce11"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You found some turkey eggs! Gobble gobble, you dumb fuck!</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limey fucknugget, yeu want some carrot seeds? Help yourself!</text:p>
          </table:table-cell>
          <table:table-cell table:number-columns-repeated="1020"/>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table:number-columns-repeated="1020"/>
        </table:table-row>
        <table:table-row table:style-name="ro1">
          <table:table-cell office:value-type="string">
            <text:p>rabbit0</text:p>
          </table:table-cell>
          <table:table-cell/>
          <table:table-cell office:value-type="string">
            <text:p>map</text:p>
          </table:table-cell>
          <table:table-cell office:value-type="string">
            <text:p>Rabbit: Th'fuck you want? Th'fuck you doin' here?</text:p>
          </table:table-cell>
          <table:table-cell table:number-columns-repeated="1020"/>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 coins)</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fuck off then.</text:p>
          </table:table-cell>
          <table:table-cell table:number-columns-repeated="1020"/>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Feck off!</text:p>
          </table:table-cell>
          <table:table-cell table:number-columns-repeated="1020"/>
        </table:table-row>
        <table:table-row table:style-name="ro1">
          <table:table-cell office:value-type="string">
            <text:p>rabbit4</text:p>
          </table:table-cell>
          <table:table-cell/>
          <table:table-cell office:value-type="string">
            <text:p>map</text:p>
          </table:table-cell>
          <table:table-cell office:value-type="string">
            <text:p>Rabbit: Sick. Sick.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You feel your hands filling up. When you open your eyes, you find a nice pile of fertilizer.</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table:number-columns-repeated="1020"/>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fuck with me?</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Over my dead body you fucker.</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fuck?! Who the fuck just EATS LEMONS?!</text:p>
          </table:table-cell>
          <table:table-cell table:number-columns-repeated="1020"/>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fucking aioli!</text:p>
          </table:table-cell>
          <table:table-cell table:number-columns-repeated="1020"/>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asshole!</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Area 4: Research Lab</text:p>
          </table:table-cell>
          <table:table-cell table:style-name="ce10"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faculty only here. get the fuck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this is not your place you normi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yo it's time to die motherufcker </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beep beep beep beep beep </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your farm. Seeing it already broken puts you at ease.</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You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You wash your hands in the sink. Good for you!</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you find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e label on this says it is a "Season Modulator." It doesn't appear to do anything.</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A seed shooter, like the one you hijacked from that giant robot back at your farm.</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you step on the tile, the seed shooter smacks you with a seed. Ouch! You take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You collapse from being pelted by too many seeds.</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bell pepper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You'd be surprised at how well made this bed is, but you suspect that's just because it's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Allen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Allen: I am helping--- ahem. That's DOCTOR Allen,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Allen: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Allen: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Allen: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Allen: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Allen: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Allen: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Allen: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Allen: Still not convinced? I will just have to beat some more sense into you! And that's DOCTOR Allen!!!!</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Allen: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Allen: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Allen: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Allen: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Allen: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You turn to what Allen is pointing at. 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your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you haven't been able to find or grow yourself.</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you up, giving you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will you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You grab the Seed Shooter. You can add it to your Field from the Fixtures menu in your Inventory.</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You grab the bag of seeds. You can see your seeds in the Seeds menu in your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You guzzle down the healthy drink. You gained three levels! *gamer voice* N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Allen: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Allen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You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dumb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stupid egg, but good luck clearing off this bridge all on your own!!</text:p>
          </table:table-cell>
          <table:table-cell table:number-columns-repeated="1020"/>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You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You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you'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you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you found 4 pieces of Master Bait!</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you'll need to break it if you want to reach that beehive.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so you can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You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You already stole Kelp Boy's bees. Somehow. Breaking his vase now would just be salt in the wound.</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table:number-columns-repeated="1020"/>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fu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text:p>
          </table:table-cell>
          <table:table-cell/>
          <table:table-cell office:value-type="string">
            <text:p>map</text:p>
          </table:table-cell>
          <table:table-cell office:value-type="string">
            <text:p>gonna fuck you up</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hey there. W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talk to the boss-man if you got qustions. He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get fucked four eyes </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hi im paul </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You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You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You can't see too well through the door, but you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You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You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table:number-columns-repeated="1020"/>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you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table:number-columns-repeated="1020"/>
        </table:table-row>
        <table:table-row table:style-name="ro1">
          <table:table-cell office:value-type="string">
            <text:p>farmTVunplug2</text:p>
          </table:table-cell>
          <table:table-cell/>
          <table:table-cell office:value-type="string">
            <text:p>map</text:p>
          </table:table-cell>
          <table:table-cell office:value-type="string">
            <text:p>You pull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dumb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table:number-columns-repeated="1020"/>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You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You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You quickly change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table:number-columns-repeated="1020"/>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table:number-columns-repeated="1020"/>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table:number-columns-repeated="1020"/>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Excellent! Now you'll have more tiles to plant crops and place fixtures on! </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Bert's Expansion Barn</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table:number-columns-repeated="1020"/>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Master Bait.</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ass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will you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dumber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Apparently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table:number-columns-repeated="1020"/>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city is swarming with them, so if you're still determined to get into the city,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table:number-columns-repeated="1020"/>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You got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You got 20,000G and 6 Funny Mushroom Seeds.</text:p>
          </table:table-cell>
          <table:table-cell table:number-columns-repeated="1020"/>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It's A Fucking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table:number-columns-repeated="1020"/>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table:number-columns-repeated="1020"/>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table:number-columns-repeated="1020"/>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table:number-columns-repeated="1020"/>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table:number-columns-repeated="1020"/>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dumb.</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Area 8: North City</text:p>
          </table:table-cell>
          <table:table-cell table:style-name="ce6" table:number-columns-repeated="1019"/>
          <table:table-cell/>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table:number-columns-repeated="1020"/>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you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Congrats on the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you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You ge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table:number-columns-repeated="1020"/>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You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table:number-columns-repeated="1020"/>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You got a Food2 employee keycard! With this you should be able to get into the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You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You swipe the keycard and the door unlocks. You're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You reach into your pocket... only to find the keycard is gone! You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keycard6</text:p>
          </table:table-cell>
          <table:table-cell/>
          <table:table-cell office:value-type="string">
            <text:p>map</text:p>
          </table:table-cell>
          <table:table-cell office:value-type="string">
            <text:p>fucking kaboom</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8"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8"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you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the fuck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You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You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You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You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You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You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table:number-columns-repeated="1020"/>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hit,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table:number-columns-repeated="1020"/>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table:number-columns-repeated="1020"/>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Area 8: North City Text Messages</text:p>
          </table:table-cell>
          <table:table-cell table:style-name="ce6"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xXbeckXxX (to you): ur very dumb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xXbeckXxX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xXbeckXxX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xXbeckXxX (to you): btw u can dismiss texts w/ the pause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table:number-columns-repeated="1020"/>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table:number-columns-repeated="1020"/>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xXbeckXxX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table:number-columns-repeated="1020"/>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little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Area 9: Food2 Headquarters</text:p>
          </table:table-cell>
          <table:table-cell table:style-name="ce6" table:number-columns-repeated="1019"/>
          <table:table-cell/>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Come on, you know how final area video game elevators work... wait until you've gotten to the second floor before using it!</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would you like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Thir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 and try another path.</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table:number-columns-repeated="1020"/>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table:number-columns-repeated="1020"/>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YOU ARE THE BUG AND IT IS TIME TO BE CRUSHED!!!</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dumb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DUMB! I'M RICH! YOU'RE POOR!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table:number-columns-repeated="1020"/>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table:number-columns-repeated="1020"/>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table:number-columns-repeated="1020"/>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Shops</text:p>
          </table:table-cell>
          <table:table-cell table:style-name="ce6"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Bu-GAWK! Hi boss! Got some good seeds on sale! What? You want a discount? Cluck off - a girl's gotta make money somehow! </text:p>
          </table:table-cell>
          <table:table-cell office:value-type="string">
            <text:p>Bu-GAWK! Hi boss! Got some good things on sale!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office:value-type="string">
            <text:p>What're you selling? </text:p>
          </table:table-cell>
          <table:table-cell table:number-columns-repeated="1019"/>
        </table:table-row>
        <table:table-row table:style-name="ro1">
          <table:table-cell office:value-type="string">
            <text:p>s.eq1o</text:p>
          </table:table-cell>
          <table:table-cell/>
          <table:table-cell office:value-type="string">
            <text:p>shop</text:p>
          </table:table-cell>
          <table:table-cell office:value-type="string">
            <text:p>Hello I am a public domain dwarf and I sell equipment. You can equip it from the Menu, which is probably a good choice. </text:p>
          </table:table-cell>
          <table:table-cell office:value-type="string">
            <text:p>Welcome to my Equipment Shop! Please, buy many things.</text:p>
          </table:table-cell>
          <table:table-cell table:number-columns-repeated="1019"/>
        </table:table-row>
        <table:table-row table:style-name="ro1">
          <table:table-cell office:value-type="string">
            <text:p>s.leave</text:p>
          </table:table-cell>
          <table:table-cell/>
          <table:table-cell office:value-type="string">
            <text:p>shop</text:p>
          </table:table-cell>
          <table:table-cell office:value-type="string">
            <text:p>fuck off </text:p>
          </table:table-cell>
          <table:table-cell office:value-type="string">
            <text:p>Thank you, come again! </text:p>
          </table:table-cell>
          <table:table-cell table:number-columns-repeated="1019"/>
        </table:table-row>
        <table:table-row table:style-name="ro1">
          <table:table-cell office:value-type="string">
            <text:p>s.leave2</text:p>
          </table:table-cell>
          <table:table-cell/>
          <table:table-cell office:value-type="string">
            <text:p>shop</text:p>
          </table:table-cell>
          <table:table-cell office:value-type="string">
            <text:p>bye fucker </text:p>
          </table:table-cell>
          <table:table-cell office:value-type="string">
            <text:p>Bye. </text:p>
          </table:table-cell>
          <table:table-cell table:number-columns-repeated="1019"/>
        </table:table-row>
        <table:table-row table:style-name="ro1">
          <table:table-cell office:value-type="string">
            <text:p>s.notenough</text:p>
          </table:table-cell>
          <table:table-cell/>
          <table:table-cell office:value-type="string">
            <text:p>shop</text:p>
          </table:table-cell>
          <table:table-cell office:value-type="string">
            <text:p>Hey fuckface this is a store not charity. Have the money or have a gofuckyourself. </text:p>
          </table:table-cell>
          <table:table-cell office:value-type="string">
            <text:p>You can't afford that... </text:p>
          </table:table-cell>
          <table:table-cell table:number-columns-repeated="1019"/>
        </table:table-row>
        <table:table-row table:style-name="ro1">
          <table:table-cell office:value-type="string">
            <text:p>s.purchased</text:p>
          </table:table-cell>
          <table:table-cell/>
          <table:table-cell office:value-type="string">
            <text:p>shop</text:p>
          </table:table-cell>
          <table:table-cell office:value-type="string">
            <text:p>thanks mom </text:p>
          </table:table-cell>
          <table:table-cell office:value-type="string">
            <text:p>Thank you! </text:p>
          </table:table-cell>
          <table:table-cell table:number-columns-repeated="1019"/>
        </table:table-row>
        <table:table-row table:style-name="ro1">
          <table:table-cell office:value-type="string">
            <text:p>s.up1p</text:p>
          </table:table-cell>
          <table:table-cell/>
          <table:table-cell office:value-type="string">
            <text:p>shop</text:p>
          </table:table-cell>
          <table:table-cell/>
          <table:table-cell office:value-type="string">
            <text:p>Excellent! Now you'll have a 4x3 grid of tiles to plant crops and place fixtures on! </text:p>
          </table:table-cell>
          <table:table-cell table:number-columns-repeated="1019"/>
        </table:table-row>
        <table:table-row table:style-name="ro1">
          <table:table-cell office:value-type="string">
            <text:p>s.didsell</text:p>
          </table:table-cell>
          <table:table-cell/>
          <table:table-cell office:value-type="string">
            <text:p>shop</text:p>
          </table:table-cell>
          <table:table-cell office:value-type="string">
            <text:p>Thanks for the shit, fucfkace. </text:p>
          </table:table-cell>
          <table:table-cell office:value-type="string">
            <text:p>Thank you for the goods!</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stop giving me THINGS and start giving me MONEY. </text:p>
          </table:table-cell>
          <table:table-cell office:value-type="string">
            <text:p>Anything else?</text:p>
          </table:table-cell>
          <table:table-cell table:number-columns-repeated="1019"/>
        </table:table-row>
        <table:table-row table:style-name="ro1">
          <table:table-cell office:value-type="string">
            <text:p>s.cpurch</text:p>
          </table:table-cell>
          <table:table-cell/>
          <table:table-cell office:value-type="string">
            <text:p>shop</text:p>
          </table:table-cell>
          <table:table-cell office:value-type="string">
            <text:p>Bu-GAWK!! Good shit, good shit. Thank you for your patronage! </text:p>
          </table:table-cell>
          <table:table-cell office:value-type="string">
            <text:p>Bu-GAW! Thank you for your patronage!</text:p>
          </table:table-cell>
          <table:table-cell table:number-columns-repeated="1019"/>
        </table:table-row>
        <table:table-row table:style-name="ro1">
          <table:table-cell office:value-type="string">
            <text:p>s.up1o</text:p>
          </table:table-cell>
          <table:table-cell/>
          <table:table-cell office:value-type="string">
            <text:p>shop</text:p>
          </table:table-cell>
          <table:table-cell/>
          <table:table-cell office:value-type="string">
            <text:p>Are you tired of only having 9 tiles to plant crops in? Tire no more! For just 2000 coins I can give you three more tiles to plant on! </text:p>
          </table:table-cell>
          <table:table-cell table:number-columns-repeated="1019"/>
        </table:table-row>
        <table:table-row table:style-name="ro1">
          <table:table-cell office:value-type="string">
            <text:p>s.upempty</text:p>
          </table:table-cell>
          <table:table-cell/>
          <table:table-cell office:value-type="string">
            <text:p>shop</text:p>
          </table:table-cell>
          <table:table-cell/>
          <table:table-cell office:value-type="string">
            <text:p>Welcome. Unfortunately, I have no other upgrades for you. </text:p>
          </table:table-cell>
          <table:table-cell table:number-columns-repeated="1019"/>
        </table:table-row>
        <table:table-row table:style-name="ro1">
          <table:table-cell office:value-type="string">
            <text:p>s.sellseed</text:p>
          </table:table-cell>
          <table:table-cell/>
          <table:table-cell office:value-type="string">
            <text:p>shop</text:p>
          </table:table-cell>
          <table:table-cell/>
          <table:table-cell office:value-type="string">
            <text:p>Seeds &amp; Consumables\n Sell your seeds, eggs, and other consumable supplies. </text:p>
          </table:table-cell>
          <table:table-cell table:number-columns-repeated="1019"/>
        </table:table-row>
        <table:table-row table:style-name="ro1">
          <table:table-cell office:value-type="string">
            <text:p>s.selltool</text:p>
          </table:table-cell>
          <table:table-cell/>
          <table:table-cell office:value-type="string">
            <text:p>shop</text:p>
          </table:table-cell>
          <table:table-cell/>
          <table:table-cell office:value-type="string">
            <text:p>Tools &amp; Equipment\n Sell your equipment, like sickles, gloves, and compost bins. </text:p>
          </table:table-cell>
          <table:table-cell table:number-columns-repeated="1019"/>
        </table:table-row>
        <table:table-row table:style-name="ro1">
          <table:table-cell office:value-type="string">
            <text:p>s.sellfixture</text:p>
          </table:table-cell>
          <table:table-cell/>
          <table:table-cell office:value-type="string">
            <text:p>shop</text:p>
          </table:table-cell>
          <table:table-cell/>
          <table:table-cell office:value-type="string">
            <text:p>Field Fixtures\n Sell your Fixtures, like chicken coops and mushroom logs. </text:p>
          </table:table-cell>
          <table:table-cell table:number-columns-repeated="1019"/>
        </table:table-row>
        <table:table-row table:style-name="ro1">
          <table:table-cell office:value-type="string">
            <text:p>s.fieldI</text:p>
          </table:table-cell>
          <table:table-cell/>
          <table:table-cell office:value-type="string">
            <text:p>shop</text:p>
          </table:table-cell>
          <table:table-cell/>
          <table:table-cell office:value-type="string">
            <text:p>This will expand your Combat Field, allowing you to place more Fixtures and plant more Crops during combat. </text:p>
          </table:table-cell>
          <table:table-cell table:number-columns-repeated="1019"/>
        </table:table-row>
        <table:table-row table:style-name="ro1">
          <table:table-cell office:value-type="string">
            <text:p>s.fieldO</text:p>
          </table:table-cell>
          <table:table-cell/>
          <table:table-cell office:value-type="string">
            <text:p>shop</text:p>
          </table:table-cell>
          <table:table-cell/>
          <table:table-cell office:value-type="string">
            <text:p>This configuration gives room for more large Fixtures and Trees. </text:p>
          </table:table-cell>
          <table:table-cell table:number-columns-repeated="1019"/>
        </table:table-row>
        <table:table-row table:style-name="ro1">
          <table:table-cell office:value-type="string">
            <text:p>s.field.</text:p>
          </table:table-cell>
          <table:table-cell/>
          <table:table-cell office:value-type="string">
            <text:p>shop</text:p>
          </table:table-cell>
          <table:table-cell/>
          <table:table-cell office:value-type="string">
            <text:p>This configuration gives additional space, but less room for large Fixtures and Trees. </text:p>
          </table:table-cell>
          <table:table-cell table:number-columns-repeated="1019"/>
        </table:table-row>
        <table:table-row table:style-name="ro1">
          <table:table-cell office:value-type="string">
            <text:p>s.fi1o</text:p>
          </table:table-cell>
          <table:table-cell/>
          <table:table-cell office:value-type="string">
            <text:p>shop</text:p>
          </table:table-cell>
          <table:table-cell/>
          <table:table-cell office:value-type="string">
            <text:p>Welcome to the my Fixture Shop! Here you can buy Fixtures to add to your farm, allowing you to plant and grow more than just your standard fruits and veggies!</text:p>
          </table:table-cell>
          <table:table-cell table:number-columns-repeated="1019"/>
        </table:table-row>
        <table:table-row table:style-name="ro1">
          <table:table-cell office:value-type="string">
            <text:p>quest1</text:p>
          </table:table-cell>
          <table:table-cell/>
          <table:table-cell office:value-type="string">
            <text:p>shop</text:p>
          </table:table-cell>
          <table:table-cell office:value-type="string">
            <text:p>oi u fuck</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I heard pray tell quite right what-ho rumors eh wot yes quite that there's a golden mushroom in the forest west of here. Find it for me, and there'll be something in it for you!</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sick thanks. Have a mushroom log.</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are you daft, lass? Golden mushroom. Forest. West of here. Hop it to it. it.</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hi I got seeds</text:p>
          </table:table-cell>
          <table:table-cell table:number-columns-repeated="1020"/>
        </table:table-row>
        <table:table-row table:style-name="ro1">
          <table:table-cell office:value-type="string">
            <text:p>s.inn1</text:p>
          </table:table-cell>
          <table:table-cell/>
          <table:table-cell office:value-type="string">
            <text:p>shop</text:p>
          </table:table-cell>
          <table:table-cell office:value-type="string">
            <text:p>hey hey hey my inn is in... business. It's in business. That's a thing people say. Fuck off.</text:p>
          </table:table-cell>
          <table:table-cell table:number-columns-repeated="1020"/>
        </table:table-row>
        <table:table-row table:style-name="ro1">
          <table:table-cell office:value-type="string">
            <text:p>s.innpurch</text:p>
          </table:table-cell>
          <table:table-cell/>
          <table:table-cell office:value-type="string">
            <text:p>shop</text:p>
          </table:table-cell>
          <table:table-cell office:value-type="string">
            <text:p>enjoy your sleep</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this is a mermaid... hello!!</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Thanks for the whatever.</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hly faulk lass is that a fucken golden mushroom? I'll trade you for this log! AND I'll start selling you my special mushroom selection!</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Bees</text:p>
          </table:table-cell>
          <table:table-cell table:style-name="ce6"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You found a beehive! You can now place one more beehive on your farm, and you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You hear some rumbling behind you.</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fuck it's a bear.</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Recurring</text:p>
          </table:table-cell>
          <table:table-cell table:style-name="ce6"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You open the chest. Inside you find {0}!</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would you like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You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Combat - Player Actions</text:p>
          </table:table-cell>
          <table:table-cell table:style-name="ce6" table:number-columns-repeated="1019"/>
          <table:table-cell/>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Fuck off and cry to your mum, shitbird.</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dumbfuc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like a baby that runs which is actually pretty impressive for a baby so good job (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failed miserably, you stupid idiot. #lmao</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i can't believe the protagonist is fucking dead.</text:p>
          </table:table-cell>
          <table:table-cell table:number-columns-repeated="1020"/>
        </table:table-row>
        <table:table-row table:style-name="ro1">
          <table:table-cell office:value-type="string">
            <text:p>youDidATheWin</text:p>
          </table:table-cell>
          <table:table-cell table:style-name="ce5"/>
          <table:table-cell office:value-type="string">
            <text:p>combat</text:p>
          </table:table-cell>
          <table:table-cell office:value-type="string">
            <text:p>You did a the win.! You's's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Whoah [gamer voice] nice! You hit level {0}! You got some Bonus Seeds!</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Combat - Player Attack String</text:p>
          </table:table-cell>
          <table:table-cell table:style-name="ce6" table:number-columns-repeated="1019"/>
          <table:table-cell/>
        </table:table-row>
        <table:table-row table:style-name="ro1">
          <table:table-cell office:value-type="string">
            <text:p>critPrefix</text:p>
          </table:table-cell>
          <table:table-cell table:style-name="ce5"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Combat - Enemy Attacks</text:p>
          </table:table-cell>
          <table:table-cell table:style-name="ce6" table:number-columns-repeated="1019"/>
          <table:table-cell/>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a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a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a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a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Combat - Enemy Names</text:p>
          </table:table-cell>
          <table:table-cell table:style-name="ce6"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Allen</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Gun Pig</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Dweeb Lord</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table:number-columns-repeated="1020"/>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Falcon Deliveries</text:p>
          </table:table-cell>
          <table:table-cell table:style-name="ce6"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You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08">01/08/2018</text:date>, <text:time>23:57:3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1-08T23:57:30.83</dc:date>
    <dc:creator>Seab Dinch</dc:creator>
    <meta:editing-duration>P12DT21H13M19S</meta:editing-duration>
    <meta:editing-cycles>556</meta:editing-cycles>
    <meta:document-statistic meta:table-count="1" meta:cell-count="3717" meta:object-count="0"/>
  </office:meta>
</office:document-meta>
</file>